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362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201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2.6634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5181in" fo:break-before="auto" style:use-optimal-row-height="true"/>
    </style:style>
    <style:style style:name="ro27" style:family="table-row">
      <style:table-row-properties style:row-height="0.352in" fo:break-before="auto" style:use-optimal-row-height="true"/>
    </style:style>
    <style:style style:name="ro28" style:family="table-row">
      <style:table-row-properties style:row-height="0.2783in" fo:break-before="auto" style:use-optimal-row-height="true"/>
    </style:style>
    <style:style style:name="ro29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0" style:family="table-cell" style:parent-style-name="Default">
      <style:text-properties style:font-name="Arial" fo:font-size="10pt" fo:font-weight="bold" style:font-name-asian="Tahoma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0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1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6" style:family="table-cell" style:parent-style-name="Default">
      <style:table-cell-properties fo:background-color="transparent"/>
      <style:text-properties style:font-name="Arial" fo:font-size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Arial" style:font-name-asian="Tahoma" style:font-name-complex="Tahoma2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User Stories Definition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E10]" office:value-type="float" office:value="0">
            <text:p>0</text:p>
          </table:table-cell>
          <table:table-cell table:style-name="ce22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7">
          <table:table-cell table:style-name="ce4"/>
          <table:table-cell table:style-name="ce11" office:value-type="float" office:value="40332">
            <text:p>3-Jun-10</text:p>
          </table:table-cell>
          <table:table-cell table:style-name="ce19"/>
          <table:table-cell table:style-name="ce23" office:value-type="string">
            <text:p>- Add test definitions based on ECM 3.0.0 User stories</text:p>
            <text:p><text:span text:style-name="T2">- Create and public content: not done </text:span><text:span text:style-name="T2">yet</text:span></text:p>
          </table:table-cell>
          <table:table-cell table:style-name="ce30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332">
            <text:p>3-Jun-10</text:p>
          </table:table-cell>
          <table:table-cell table:style-name="ce19"/>
          <table:table-cell table:style-name="ce24" office:value-type="string">
            <text:p>- Add 1 more test def based on testvn task</text:p>
          </table:table-cell>
          <table:table-cell table:style-name="ce25" office:value-type="string">
            <text:p>minh.nguyen</text:p>
          </table:table-cell>
          <table:table-cell table:style-name="ce31"/>
          <table:table-cell table:style-name="ce35" office:value-type="string">
            <text:p><text:span text:style-name="T3"><text:a xlink:href="http://jira.exoplatform.org/browse/TESTVN-785">http://jira.exoplatform.org/browse/TESTVN-785</text:a></text:span>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0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 table:number-rows-repeated="2">
          <table:table-cell/>
          <table:table-cell table:style-name="ce12"/>
          <table:table-cell table:style-name="ce20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1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7"/>
        <table:table-column table:style-name="co9" table:default-cell-style-name="ce17"/>
        <table:table-column table:style-name="co8" table:number-columns-repeated="253" table:default-cell-style-name="ce17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</text:span><text:span text:style-name="T5">version: ecms on PLF 3.0.x</text:span></text:p>
          </table:table-cell>
          <table:covered-table-cell table:style-name="ce43"/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1">
          <table:table-cell table:style-name="ce41" office:value-type="string">
            <text:p>ECMS_USR_01</text:p>
          </table:table-cell>
          <table:table-cell table:style-name="ce44" office:value-type="string">
            <text:p>Create and public content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2</text:p>
          </table:table-cell>
          <table:table-cell table:style-name="ce44" office:value-type="string">
            <text:p>Edit a page and change category navigation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3</text:p>
          </table:table-cell>
          <table:table-cell table:style-name="ce44" office:value-type="string">
            <text:p>Create a localized content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7</text:p>
          </table:table-cell>
          <table:table-cell table:style-name="ce45" office:value-type="string">
            <text:p>Edit, view &amp; publish content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8</text:p>
          </table:table-cell>
          <table:table-cell table:style-name="ce45" office:value-type="string">
            <text:p>Edit, view &amp; publish content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5</text:p>
          </table:table-cell>
          <table:table-cell table:style-name="ce46" office:value-type="string">
            <text:p>Check using Latest edited document gadget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1">
          <table:table-cell table:style-name="ce41" office:value-type="string">
            <text:p>ECMS_USR_06</text:p>
          </table:table-cell>
          <table:table-cell table:style-name="ce46" office:value-type="string">
            <text:p>Check sorting documents list in CLV</text:p>
          </table:table-cell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8" table:number-rows-repeated="2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3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8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54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55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4">
          <table:table-cell table:style-name="ce42"/>
          <table:table-cell table:style-name="ce54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56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4">
          <table:table-cell table:style-name="ce42"/>
          <table:table-cell table:style-name="ce58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59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60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61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22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62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5">
          <table:table-cell table:style-name="ce42"/>
          <table:table-cell table:style-name="ce49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3">
          <table:table-cell table:style-name="ce42"/>
          <table:table-cell table:style-name="ce49"/>
          <table:table-cell table:style-name="ce66"/>
          <table:table-cell table:style-name="ce67"/>
          <table:table-cell table:number-columns-repeated="251"/>
        </table:table-row>
        <table:table-row table:style-name="ro12" table:number-rows-repeated="2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62"/>
          <table:table-cell table:style-name="ce66"/>
          <table:table-cell table:style-name="ce67"/>
          <table:table-cell table:number-columns-repeated="251"/>
        </table:table-row>
        <table:table-row table:style-name="ro12">
          <table:table-cell table:style-name="ce42"/>
          <table:table-cell table:style-name="ce56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6"/>
          <table:table-cell table:style-name="ce67"/>
          <table:table-cell table:number-columns-repeated="251"/>
        </table:table-row>
        <table:table-row table:style-name="ro13">
          <table:table-cell table:style-name="ce42"/>
          <table:table-cell table:style-name="ce5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56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8"/>
          <table:table-cell table:style-name="ce66"/>
          <table:table-cell table:style-name="ce67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6"/>
          <table:table-cell table:style-name="ce67"/>
          <table:table-cell table:number-columns-repeated="251"/>
        </table:table-row>
        <table:table-row table:style-name="ro2">
          <table:table-cell table:style-name="ce42"/>
          <table:table-cell table:style-name="ce60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61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8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61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64"/>
          <table:table-cell table:style-name="ce66"/>
          <table:table-cell table:style-name="ce67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2"/>
          <table:table-cell table:style-name="ce64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66"/>
          <table:table-cell table:style-name="ce67"/>
          <table:table-cell table:number-columns-repeated="251"/>
        </table:table-row>
        <table:table-row table:style-name="ro1" table:number-rows-repeated="6531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WCM_User_Stories" table:style-name="ta1" table:print="false"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4" table:default-cell-style-name="ce68"/>
        <table:table-column table:style-name="co18" table:default-cell-style-name="ce68"/>
        <table:table-column table:style-name="co8" table:number-columns-repeated="243" table:default-cell-style-name="ce68"/>
        <table:table-column table:style-name="co8" table:number-columns-repeated="768" table:default-cell-style-name="Default"/>
        <table:table-row table:style-name="ro1">
          <table:table-cell/>
          <table:table-cell table:style-name="ce73" office:value-type="string">
            <text:p>TEST CASES</text:p>
          </table:table-cell>
          <table:table-cell table:style-name="ce73"/>
          <table:table-cell table:style-name="ce74" table:number-columns-repeated="2"/>
          <table:table-cell/>
          <table:table-cell table:style-name="ce85"/>
          <table:table-cell table:style-name="ce74" table:number-columns-repeated="2"/>
          <table:table-cell table:style-name="Default"/>
          <table:table-cell table:style-name="ce107" office:value-type="string">
            <text:p>Passed</text:p>
          </table:table-cell>
          <table:table-cell table:style-name="ce107" table:formula="of:=COUNTIF([.K$18:.K$1047];[.$K1])" office:value-type="float" office:value="0">
            <text:p>0</text:p>
          </table:table-cell>
          <table:table-cell table:style-name="ce107" table:formula="of:=COUNTIF([.L$18:.L$1047];[.$K1])" office:value-type="float" office:value="0">
            <text:p>0</text:p>
          </table:table-cell>
          <table:table-cell table:style-name="ce107" table:formula="of:=COUNTIF([.M$18:.M$1047];[.$K1])" office:value-type="float" office:value="0">
            <text:p>0</text:p>
          </table:table-cell>
          <table:table-cell table:style-name="ce107" table:formula="of:=COUNTIF([.N$18:.N$1047];[.$K1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number-columns-repeated="777"/>
        </table:table-row>
        <table:table-row table:style-name="ro1">
          <table:table-cell/>
          <table:table-cell table:style-name="ce74" table:number-columns-repeated="4"/>
          <table:table-cell/>
          <table:table-cell table:style-name="ce85"/>
          <table:table-cell table:style-name="ce74" table:number-columns-repeated="2"/>
          <table:table-cell table:style-name="Default"/>
          <table:table-cell table:style-name="ce107" office:value-type="string">
            <text:p>Failed</text:p>
          </table:table-cell>
          <table:table-cell table:style-name="ce107" table:formula="of:=COUNTIF([.K$18:.K$1047];[.$K2])" office:value-type="float" office:value="0">
            <text:p>0</text:p>
          </table:table-cell>
          <table:table-cell table:style-name="ce107" table:formula="of:=COUNTIF([.L$18:.L$1047];[.$K2])" office:value-type="float" office:value="0">
            <text:p>0</text:p>
          </table:table-cell>
          <table:table-cell table:style-name="ce107" table:formula="of:=COUNTIF([.M$18:.M$1047];[.$K2])" office:value-type="float" office:value="0">
            <text:p>0</text:p>
          </table:table-cell>
          <table:table-cell table:style-name="ce107" table:formula="of:=COUNTIF([.N$18:.N$1047];[.$K2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number-columns-repeated="777"/>
        </table:table-row>
        <table:table-row table:style-name="ro11">
          <table:table-cell/>
          <table:table-cell table:style-name="ce75" office:value-type="string">
            <text:p>Functions List<text:span text:style-name="T6">:</text:span></text:p>
          </table:table-cell>
          <table:table-cell table:style-name="ce79" table:number-columns-spanned="3" table:number-rows-spanned="1"/>
          <table:covered-table-cell table:style-name="ce84"/>
          <table:covered-table-cell table:style-name="ce80"/>
          <table:table-cell/>
          <table:table-cell table:style-name="ce85"/>
          <table:table-cell table:style-name="ce94"/>
          <table:table-cell table:style-name="ce99"/>
          <table:table-cell table:style-name="Default"/>
          <table:table-cell table:style-name="ce107" office:value-type="string">
            <text:p>Blocked</text:p>
          </table:table-cell>
          <table:table-cell table:style-name="ce107" table:formula="of:=COUNTIF([.K$18:.K$1047];[.$K3])" office:value-type="float" office:value="0">
            <text:p>0</text:p>
          </table:table-cell>
          <table:table-cell table:style-name="ce107" table:formula="of:=COUNTIF([.L$18:.L$1047];[.$K3])" office:value-type="float" office:value="0">
            <text:p>0</text:p>
          </table:table-cell>
          <table:table-cell table:style-name="ce107" table:formula="of:=COUNTIF([.M$18:.M$1047];[.$K3])" office:value-type="float" office:value="0">
            <text:p>0</text:p>
          </table:table-cell>
          <table:table-cell table:style-name="ce107" table:formula="of:=COUNTIF([.N$18:.N$1047];[.$K3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number-columns-repeated="777"/>
        </table:table-row>
        <table:table-row table:style-name="ro11">
          <table:table-cell/>
          <table:table-cell table:style-name="ce75" office:value-type="string">
            <text:p>Total Main Cases:</text:p>
          </table:table-cell>
          <table:table-cell table:style-name="ce80" table:formula="of:=MAX([.A$7:.A1033])" office:value-type="float" office:value="8" table:number-columns-spanned="3" table:number-rows-spanned="1">
            <text:p>8</text:p>
          </table:table-cell>
          <table:covered-table-cell table:style-name="ce85"/>
          <table:covered-table-cell table:style-name="ce85"/>
          <table:table-cell/>
          <table:table-cell table:style-name="ce85"/>
          <table:table-cell table:style-name="ce94"/>
          <table:table-cell table:style-name="ce100"/>
          <table:table-cell table:style-name="Default"/>
          <table:table-cell table:style-name="ce108" office:value-type="string">
            <text:p>Untested</text:p>
          </table:table-cell>
          <table:table-cell table:style-name="ce107" table:formula="of:=COUNTIF([.K$18:.K$1047];[.$K4])" office:value-type="float" office:value="0">
            <text:p>0</text:p>
          </table:table-cell>
          <table:table-cell table:style-name="ce107" table:formula="of:=COUNTIF([.L$18:.L$1047];[.$K4])" office:value-type="float" office:value="0">
            <text:p>0</text:p>
          </table:table-cell>
          <table:table-cell table:style-name="ce107" table:formula="of:=COUNTIF([.M$18:.M$1047];[.$K4])" office:value-type="float" office:value="0">
            <text:p>0</text:p>
          </table:table-cell>
          <table:table-cell table:style-name="ce107" table:formula="of:=COUNTIF([.N$18:.N$1047];[.$K4])" office:value-type="float" office:value="0">
            <text:p>0</text:p>
          </table:table-cell>
          <table:table-cell table:style-name="ce111" table:number-columns-repeated="214"/>
          <table:table-cell table:style-name="ce85" table:number-columns-repeated="18"/>
          <table:table-cell table:number-columns-repeated="777"/>
        </table:table-row>
        <table:table-row table:style-name="ro1">
          <table:table-cell table:style-name="ce69"/>
          <table:table-cell table:style-name="ce76"/>
          <table:table-cell table:style-name="ce69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07" table:formula="of:=COUNTIF([.K$18:.K$1047];[.$K5])" office:value-type="float" office:value="0">
            <text:p>0</text:p>
          </table:table-cell>
          <table:table-cell table:style-name="ce107" table:formula="of:=COUNTIF([.L$18:.L$1047];[.$K5])" office:value-type="float" office:value="0">
            <text:p>0</text:p>
          </table:table-cell>
          <table:table-cell table:style-name="ce107" table:formula="of:=COUNTIF([.M$18:.M$1047];[.$K5])" office:value-type="float" office:value="0">
            <text:p>0</text:p>
          </table:table-cell>
          <table:table-cell table:style-name="ce107" table:formula="of:=COUNTIF([.N$18:.N$1047];[.$K5])" office:value-type="float" office:value="0">
            <text:p>0</text:p>
          </table:table-cell>
          <table:table-cell table:style-name="ce69" table:number-columns-repeated="232"/>
          <table:table-cell table:number-columns-repeated="777"/>
        </table:table-row>
        <table:table-row table:style-name="ro11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7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89" office:value-type="string">
            <text:p>BugID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9"/>
          <table:table-cell table:style-name="ce112" table:number-columns-repeated="211"/>
          <table:table-cell table:style-name="ce85" table:number-columns-repeated="17"/>
          <table:table-cell table:number-columns-repeated="777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4" office:value-type="string">
            <text:p>ECMS_USR_01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90" office:value-type="string">
            <text:p>Step 1: Create a new content type </text:p>
          </table:table-cell>
          <table:table-cell table:style-name="ce90" office:value-type="string">
            <text:p>- Mary logs in the Acme site</text:p>
            <text:p>- Go to My Spaces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90" office:value-type="string">
            <text:p>New templat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5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2: Add folder</text:p>
          </table:table-cell>
          <table:table-cell table:style-name="ce90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90" office:value-type="string">
            <text:p>Folder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3: Add category tree</text:p>
          </table:table-cell>
          <table:table-cell table:style-name="ce90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90" office:value-type="string">
            <text:p>Taxonomie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6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4: Change Target path</text:p>
          </table:table-cell>
          <table:table-cell table:style-name="ce90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90" office:value-type="string">
            <text:p>events is selected for Target path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7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5: Add event in Marketing</text:p>
          </table:table-cell>
          <table:table-cell table:style-name="ce90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90" office:value-type="string">
            <text:p>New documents are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6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6: Add event in Information system</text:p>
          </table:table-cell>
          <table:table-cell table:style-name="ce90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90" office:value-type="string">
            <text:p>New document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1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7: Check public document right of james</text:p>
          </table:table-cell>
          <table:table-cell table:style-name="ce90" office:value-type="string">
            <text:p>- james selects added event</text:p>
            <text:p>- Click Manage Publication</text:p>
          </table:table-cell>
          <table:table-cell table:style-name="ce90" office:value-type="string">
            <text:p>james can not click Published to public events </text:p>
          </table:table-cell>
          <table:table-cell table:style-name="ce101"/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8">
          <table:table-cell table:style-name="ce71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8: Public event</text:p>
          </table:table-cell>
          <table:table-cell table:style-name="ce90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90" office:value-type="string">
            <text:p>Status of 3 events is Publish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7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9: Add page</text:p>
          </table:table-cell>
          <table:table-cell table:style-name="ce90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90" office:value-type="string">
            <text:p>Page is added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10: Config Category Navigation portlet</text:p>
          </table:table-cell>
          <table:table-cell table:style-name="ce90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90" office:value-type="string">
            <text:p>All taxonomies in Events drive are listed in categories list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20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ECMS_USR_01</text:p>
          </table:table-cell>
          <table:table-cell table:style-name="ce8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7" office:value-type="string">
            <text:p>WCM/Content/View/CS1</text:p>
          </table:table-cell>
          <table:table-cell table:style-name="ce78" office:value-type="string">
            <text:p>Create and Show content</text:p>
          </table:table-cell>
          <table:table-cell table:style-name="ce90" office:value-type="string">
            <text:p>Step 11: View content</text:p>
          </table:table-cell>
          <table:table-cell table:style-name="ce90" office:value-type="string">
            <text:p>Click on Marketing or Information System</text:p>
          </table:table-cell>
          <table:table-cell table:style-name="ce90" office:value-type="string">
            <text:p>Added events in selected category are listed in Category content portlet in News page</text:p>
          </table:table-cell>
          <table:table-cell table:style-name="ce101" office:value-type="string">
            <text:p>High</text:p>
          </table:table-cell>
          <table:table-cell table:style-name="ce102" table:number-columns-repeated="10"/>
          <table:table-cell table:style-name="ce113" table:number-columns-repeated="211"/>
          <table:table-cell table:style-name="ce114" table:number-columns-repeated="17"/>
          <table:table-cell table:style-name="ce116" table:number-columns-repeated="9"/>
          <table:table-cell table:style-name="ce117" table:number-columns-repeated="768"/>
        </table:table-row>
        <table:table-row table:style-name="ro15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ECMS_USR_02</text:p>
          </table:table-cell>
          <table:table-cell table:style-name="ce81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90" office:value-type="string">
            <text:p>Step 1:Import application</text:p>
          </table:table-cell>
          <table:table-cell table:style-name="ce90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90" office:value-type="string">
            <text:p>All applications are imported</text:p>
          </table:table-cell>
          <table:table-cell table:style-name="ce101" office:value-type="string">
            <text:p>High</text:p>
          </table:table-cell>
          <table:table-cell table:style-name="ce103"/>
          <table:table-cell table:style-name="ce109" table:number-columns-repeated="2"/>
          <table:table-cell table:style-name="Default"/>
          <table:table-cell table:style-name="ce109" table:number-columns-repeated="233"/>
          <table:table-cell table:style-name="ce115"/>
          <table:table-cell table:number-columns-repeated="777"/>
        </table:table-row>
        <table:table-row table:style-name="ro21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ECMS_USR_02</text:p>
          </table:table-cell>
          <table:table-cell table:style-name="ce8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8" office:value-type="string">
            <text:p>Edit a page and change category navigation</text:p>
          </table:table-cell>
          <table:table-cell table:style-name="ce90" office:value-type="string">
            <text:p>Step 2: Edit the page</text:p>
          </table:table-cell>
          <table:table-cell table:style-name="ce90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90" office:value-type="string">
            <text:p>Edit page successfully, there's 1 blank portlet at the bottom of the page</text:p>
          </table:table-cell>
          <table:table-cell table:style-name="ce101" office:value-type="string">
            <text:p>High</text:p>
          </table:table-cell>
          <table:table-cell table:style-name="ce103"/>
          <table:table-cell table:style-name="ce109" table:number-columns-repeated="2"/>
          <table:table-cell table:style-name="Default"/>
          <table:table-cell table:style-name="ce109" table:number-columns-repeated="233"/>
          <table:table-cell table:style-name="ce115"/>
          <table:table-cell table:number-columns-repeated="777"/>
        </table:table-row>
        <table:table-row table:style-name="ro16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ECMS_USR_02</text:p>
          </table:table-cell>
          <table:table-cell table:style-name="ce8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8" office:value-type="string">
            <text:p>Edit a page and change category navigation</text:p>
          </table:table-cell>
          <table:table-cell table:style-name="ce90" office:value-type="string">
            <text:p>Step 3: Change the detailed page</text:p>
          </table:table-cell>
          <table:table-cell table:style-name="ce90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ECMS_USR_02</text:p>
          </table:table-cell>
          <table:table-cell table:style-name="ce8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8" office:value-type="string">
            <text:p>Edit a page and change category navigation</text:p>
          </table:table-cell>
          <table:table-cell table:style-name="ce90" office:value-type="string">
            <text:p>Step 4: Refresh Products page after editing</text:p>
          </table:table-cell>
          <table:table-cell table:style-name="ce90" office:value-type="string">
            <text:p>- Click on a category in left pane</text:p>
          </table:table-cell>
          <table:table-cell table:style-name="ce95" office:value-type="string">
            <text:p>- The PCLV (right pane) is refreshed</text:p>
            <text:p>- The PCV (at the bottom) is blank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ECMS_USR_02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7" office:value-type="string">
            <text:p>WCM/Content/View/CS2</text:p>
          </table:table-cell>
          <table:table-cell table:style-name="ce78" office:value-type="string">
            <text:p>Edit a page and change category navigation</text:p>
          </table:table-cell>
          <table:table-cell table:style-name="ce90" office:value-type="string">
            <text:p>Step 5: Check showing detail of content</text:p>
          </table:table-cell>
          <table:table-cell table:style-name="ce90" office:value-type="string">
            <text:p>- Click on title of 1 news in page <text:span text:style-name="T1">(</text:span>right pane<text:span text:style-name="T1">)</text:span></text:p>
          </table:table-cell>
          <table:table-cell table:style-name="ce90" office:value-type="string">
            <text:p>Details of selected content is displayed at the bottom of Products pag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2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ECMS_USR_03</text:p>
          </table:table-cell>
          <table:table-cell table:style-name="ce81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90" office:value-type="string">
            <text:p>Step 1: Add the translation action in Site Explorer </text:p>
          </table:table-cell>
          <table:table-cell table:style-name="ce90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90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5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2: Select folder to create document</text:p>
          </table:table-cell>
          <table:table-cell table:style-name="ce90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95" office:value-type="string">
            <text:p>The Documents folder is select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95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5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1" office:value-type="string">
            <text:p>Step 3: Create contents translations </text:p>
          </table:table-cell>
          <table:table-cell table:style-name="ce91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95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9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4: Create contents translations </text:p>
          </table:table-cell>
          <table:table-cell table:style-name="ce90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5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5: Create contents translations </text:p>
          </table:table-cell>
          <table:table-cell table:style-name="ce90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96" office:value-type="string">
            <text:p>Create new folder &amp; articl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0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6: Check if there's Add translation action</text:p>
          </table:table-cell>
          <table:table-cell table:style-name="ce90" office:value-type="string">
            <text:p>- Select to view english article</text:p>
          </table:table-cell>
          <table:table-cell table:style-name="ce95" office:value-type="string">
            <text:p>- The article content is shown</text:p>
            <text:p>- There's "Add translation" action in the Collaboration tab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7: Add french language for selecting english article</text:p>
          </table:table-cell>
          <table:table-cell table:style-name="ce90" office:value-type="string">
            <text:p>- Click on "Add translation" action </text:p>
            <text:p>- Browse and find the french article and select it</text:p>
          </table:table-cell>
          <table:table-cell table:style-name="ce90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7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8: Check if can add the same language twice</text:p>
          </table:table-cell>
          <table:table-cell table:style-name="ce90" office:value-type="string">
            <text:p>- Click on "Add translation" action again</text:p>
            <text:p>- Browse and find the french article and select it</text:p>
          </table:table-cell>
          <table:table-cell table:style-name="ce90" office:value-type="string">
            <text:p>Show message alert c<text:span text:style-name="T8">annot add twice the </text:span><text:span text:style-name="T8">same language</text:span>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7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9: Add german language for selecting english article</text:p>
          </table:table-cell>
          <table:table-cell table:style-name="ce90" office:value-type="string">
            <text:p>- Click on "Add translation" action again</text:p>
            <text:p>- Browse and find the german article and select it</text:p>
          </table:table-cell>
          <table:table-cell table:style-name="ce90" office:value-type="string">
            <text:p>Add language successfully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10: List relation</text:p>
          </table:table-cell>
          <table:table-cell table:style-name="ce90" office:value-type="string">
            <text:p>- Select english article</text:p>
            <text:p>- Switch to Relation view</text:p>
          </table:table-cell>
          <table:table-cell table:style-name="ce90" office:value-type="string">
            <text:p>There're 2 article in the language lists (fr &amp; de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11: View relation</text:p>
          </table:table-cell>
          <table:table-cell table:style-name="ce90" office:value-type="string">
            <text:p>- Click on "fr" article</text:p>
          </table:table-cell>
          <table:table-cell table:style-name="ce90" office:value-type="string">
            <text:p>The content of french article is show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ECMS_USR_03</text:p>
          </table:table-cell>
          <table:table-cell table:style-name="ce8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7" office:value-type="string">
            <text:p>WCM/Localized content/CS3</text:p>
          </table:table-cell>
          <table:table-cell table:style-name="ce78" office:value-type="string">
            <text:p>Create a localized content</text:p>
          </table:table-cell>
          <table:table-cell table:style-name="ce90" office:value-type="string">
            <text:p>Step 12: Check Go Back action</text:p>
          </table:table-cell>
          <table:table-cell table:style-name="ce90" office:value-type="string">
            <text:p>Click on "Back" arrow in the top bar</text:p>
          </table:table-cell>
          <table:table-cell table:style-name="ce95" office:value-type="string">
            <text:p>Go back to the english version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7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ECMS_USR_07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90" office:value-type="string">
            <text:p>Step 1: Add article</text:p>
          </table:table-cell>
          <table:table-cell table:style-name="ce90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95" office:value-type="string">
            <text:p>New article is add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0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2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3: Configure to list document by titl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4: Configure to list document by modified dat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5: Check view draft document in published mode</text:p>
          </table:table-cell>
          <table:table-cell table:style-name="ce90" office:value-type="string">
            <text:p>Switch to Published mode</text:p>
          </table:table-cell>
          <table:table-cell table:style-name="ce95" office:value-type="string">
            <text:p>The article disappears from Documents lis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5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6: Publish content</text:p>
          </table:table-cell>
          <table:table-cell table:style-name="ce90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95" office:value-type="string">
            <text:p>Status of added article is Publish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8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7: Configure to list document by title</text:p>
          </table:table-cell>
          <table:table-cell table:style-name="ce90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78" office:value-type="string">
            <text:p>ECMS_USR_07</text:p>
          </table:table-cell>
          <table:table-cell table:style-name="ce8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7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90" office:value-type="string">
            <text:p>Step 8: Configure to list document by Publication date</text:p>
          </table:table-cell>
          <table:table-cell table:style-name="ce90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ECMS_USR_08</text:p>
          </table:table-cell>
          <table:table-cell table:style-name="ce81" office:value-type="float" office:value="1">
            <text:p>001</text:p>
          </table:table-cell>
          <table:table-cell table:style-name="ce86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90" office:value-type="string">
            <text:p>Step 1: Create &amp; public article</text:p>
          </table:table-cell>
          <table:table-cell table:style-name="ce90" office:value-type="string">
            <text:p>Create &amp; public 1 article like previous case (<text:a xlink:href="#ECMS_USR_07">ECMS_USR_07</text:a>)</text:p>
          </table:table-cell>
          <table:table-cell table:style-name="ce95" office:value-type="string">
            <text:p>Article &amp; added &amp; has Published status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8" office:value-type="string">
            <text:p>ECMS_USR_08</text:p>
          </table:table-cell>
          <table:table-cell table:style-name="ce8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2: Edit article</text:p>
          </table:table-cell>
          <table:table-cell table:style-name="ce90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95" office:value-type="string">
            <text:p>Change is saved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0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8" office:value-type="string">
            <text:p>ECMS_USR_08</text:p>
          </table:table-cell>
          <table:table-cell table:style-name="ce81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3: View added article</text:p>
          </table:table-cell>
          <table:table-cell table:style-name="ce90" office:value-type="string">
            <text:p>- Go to Overview page of acme site</text:p>
            <text:p>- Switch to Edit mode</text:p>
          </table:table-cell>
          <table:table-cell table:style-name="ce95" office:value-type="string">
            <text:p>The article is listed in Documents part on the righ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8" office:value-type="string">
            <text:p>ECMS_USR_08</text:p>
          </table:table-cell>
          <table:table-cell table:style-name="ce8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4: Configure to list document by title in Edit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8" office:value-type="string">
            <text:p>ECMS_USR_08</text:p>
          </table:table-cell>
          <table:table-cell table:style-name="ce81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5: Configure to list document by modified date in Edit mode</text:p>
          </table:table-cell>
          <table:table-cell table:style-name="ce90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6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8" office:value-type="string">
            <text:p>ECMS_USR_08</text:p>
          </table:table-cell>
          <table:table-cell table:style-name="ce8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6: Configure to list document by title in Published mode</text:p>
          </table:table-cell>
          <table:table-cell table:style-name="ce90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in right place by title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8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78" office:value-type="string">
            <text:p>ECMS_USR_08</text:p>
          </table:table-cell>
          <table:table-cell table:style-name="ce8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90" office:value-type="string">
            <text:p>Step 7: Configure to list document by Published date in Published mode</text:p>
          </table:table-cell>
          <table:table-cell table:style-name="ce90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95" office:value-type="string">
            <text:p>The article is listed on the top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1">
          <table:table-cell table:style-name="ce71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ECMS_USR_04</text:p>
          </table:table-cell>
          <table:table-cell table:style-name="ce81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90" office:value-type="string">
            <text:p>Step 1: Check showing admin bar for normal user</text:p>
          </table:table-cell>
          <table:table-cell table:style-name="ce90" office:value-type="string">
            <text:p>Login by “demo”</text:p>
          </table:table-cell>
          <table:table-cell table:style-name="ce90" office:value-type="string">
            <text:p>Login successfully with admin bar contains some pages that demo has right to view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8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ECMS_USR_04</text:p>
          </table:table-cell>
          <table:table-cell table:style-name="ce8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2: Check showing admin bar for user in web-contributor as redactor or author</text:p>
          </table:table-cell>
          <table:table-cell table:style-name="ce90" office:value-type="string">
            <text:p>Login by “james”</text:p>
          </table:table-cell>
          <table:table-cell table:style-name="ce90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ECMS_USR_04</text:p>
          </table:table-cell>
          <table:table-cell table:style-name="ce8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3: Check showing admin bar for user in web-contributor as publisher or editor or manager</text:p>
          </table:table-cell>
          <table:table-cell table:style-name="ce90" office:value-type="string">
            <text:p>- Login by “mary”</text:p>
            <text:p>- Select 1 page from Group</text:p>
          </table:table-cell>
          <table:table-cell table:style-name="ce90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ECMS_USR_04</text:p>
          </table:table-cell>
          <table:table-cell table:style-name="ce8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90" office:value-type="string">
            <text:p>Step 4: Check showing admin bar for user in /platform/administrators as member and /organization/management/executive-board as manager</text:p>
          </table:table-cell>
          <table:table-cell table:style-name="ce90" office:value-type="string">
            <text:p>Login by “john”</text:p>
          </table:table-cell>
          <table:table-cell table:style-name="ce90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23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ECMS_USR_05</text:p>
          </table:table-cell>
          <table:table-cell table:style-name="ce81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90" office:value-type="string">
            <text:p>Step 1: Add gadget into Dashboard</text:p>
          </table:table-cell>
          <table:table-cell table:style-name="ce90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90" office:value-type="string">
            <text:p>There're last edited documents in the gadget but not able to click on them (default documents)</text:p>
          </table:table-cell>
          <table:table-cell table:style-name="ce101" office:value-type="string">
            <text:p>High</text:p>
          </table:table-cell>
          <table:table-cell table:style-name="ce104"/>
          <table:table-cell table:style-name="ce109"/>
          <table:table-cell table:style-name="ce110"/>
          <table:table-cell table:style-name="Default"/>
          <table:table-cell table:style-name="ce110" table:number-columns-repeated="234"/>
          <table:table-cell table:number-columns-repeated="777"/>
        </table:table-row>
        <table:table-row table:style-name="ro16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ECMS_USR_05</text:p>
          </table:table-cell>
          <table:table-cell table:style-name="ce8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2: Add new drive</text:p>
          </table:table-cell>
          <table:table-cell table:style-name="ce90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90" office:value-type="string">
            <text:p>Add new driv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20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ECMS_USR_05</text:p>
          </table:table-cell>
          <table:table-cell table:style-name="ce8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3: Add document</text:p>
          </table:table-cell>
          <table:table-cell table:style-name="ce90" office:value-type="string">
            <text:p>- Go to Site Explorer --&gt; create new document or edit 1 existing document in new created drive</text:p>
          </table:table-cell>
          <table:table-cell table:style-name="ce95" office:value-type="string">
            <text:p>Add/edit document is done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20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ECMS_USR_05</text:p>
          </table:table-cell>
          <table:table-cell table:style-name="ce8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4: Check view new added/edited document by James</text:p>
          </table:table-cell>
          <table:table-cell table:style-name="ce90" office:value-type="string">
            <text:p>- Login by James</text:p>
            <text:p>- Go to Dashboard page</text:p>
          </table:table-cell>
          <table:table-cell table:style-name="ce90" office:value-type="string">
            <text:p>New added/edited document at step 3 is listed in the Latest edited document gadge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20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ECMS_USR_05</text:p>
          </table:table-cell>
          <table:table-cell table:style-name="ce8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5: Check if user can view latest edited document from this gadget</text:p>
          </table:table-cell>
          <table:table-cell table:style-name="ce90" office:value-type="string">
            <text:p>Click the title of new added/edited document in the gadget</text:p>
          </table:table-cell>
          <table:table-cell table:style-name="ce90" office:value-type="string">
            <text:p>The document is redirected to be viewed inside the Site Explorer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1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ECMS_USR_05</text:p>
          </table:table-cell>
          <table:table-cell table:style-name="ce8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90" office:value-type="string">
            <text:p>Step 6: Check if user can edit document</text:p>
          </table:table-cell>
          <table:table-cell table:style-name="ce90" office:value-type="string">
            <text:p>Click Edit document from action bar</text:p>
          </table:table-cell>
          <table:table-cell table:style-name="ce95" office:value-type="string">
            <text:p>Edit document form is shown &amp; user can edit it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1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ECMS_USR_06</text:p>
          </table:table-cell>
          <table:table-cell table:style-name="ce82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90" office:value-type="string">
            <text:p>Step 1: Login</text:p>
          </table:table-cell>
          <table:table-cell table:style-name="ce90" office:value-type="string">
            <text:p>- Login as "root"</text:p>
            <text:p>- Go to acme site</text:p>
          </table:table-cell>
          <table:table-cell table:style-name="ce90" office:value-type="string">
            <text:p>Login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5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2: Create document</text:p>
          </table:table-cell>
          <table:table-cell table:style-name="ce90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90" office:value-type="string">
            <text:p>Create new documents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23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3: Publish</text:p>
          </table:table-cell>
          <table:table-cell table:style-name="ce90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90" office:value-type="string">
            <text:p>Documents are published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7">
          <table:table-cell table:style-name="ce7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4: Add CLV portlet into a page</text:p>
          </table:table-cell>
          <table:table-cell table:style-name="ce90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95" office:value-type="string">
            <text:p>Add CLV into page successfully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5: Configure CLV, select path to documents that will be listed</text:p>
          </table:table-cell>
          <table:table-cell table:style-name="ce90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90" office:value-type="string">
            <text:p>- The edited page is displayed with CLV</text:p>
            <text:p>- All added documents are listed in CLV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23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6: Sort by Title in Descendant</text:p>
          </table:table-cell>
          <table:table-cell table:style-name="ce91" office:value-type="string">
            <text:p><text:span text:style-name="T7">- Choose Edit from Edit mode at the top </text:span><text:span text:style-name="T7">right of CLV in the page</text:span></text:p>
            <text:p><text:span text:style-name="T7">- Choose Title for “Order by”</text:span></text:p>
            <text:p><text:span text:style-name="T7">- Choose Descendant</text:span></text:p>
            <text:p><text:span text:style-name="T7">- Click Save to complete</text:span></text:p>
            <text:p><text:span text:style-name="T7">- Choose View from Edit mode</text:span></text:p>
          </table:table-cell>
          <table:table-cell table:style-name="ce90" office:value-type="string">
            <text:p>Documents in CLV are sorted by Title as <text:span text:style-name="T7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23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7: Sort by Title in Ascendant</text:p>
          </table:table-cell>
          <table:table-cell table:style-name="ce91" office:value-type="string">
            <text:p><text:span text:style-name="T7">- Choose Edit from Edit mode at the top </text:span><text:span text:style-name="T7">right of CLV in the page</text:span></text:p>
            <text:p><text:span text:style-name="T7">- Choose Title for “Order by”</text:span></text:p>
            <text:p><text:span text:style-name="T7">- Choose Ascendant</text:span></text:p>
            <text:p><text:span text:style-name="T7">- Click Save to complete</text:span></text:p>
            <text:p><text:span text:style-name="T7">- Choose View from Edit mode</text:span></text:p>
          </table:table-cell>
          <table:table-cell table:style-name="ce90" office:value-type="string">
            <text:p>Documents in CLV are sorted by Title as A<text:span text:style-name="T7">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6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8: Sort by date created in Descendant</text:p>
          </table:table-cell>
          <table:table-cell table:style-name="ce91" office:value-type="string">
            <text:p><text:span text:style-name="T7">- Choose Edit from Edit mode at the top </text:span><text:span text:style-name="T7">right of CLV in the page</text:span></text:p>
            <text:p><text:span text:style-name="T7">- Choose Date Creation for “Order by”</text:span></text:p>
            <text:p><text:span text:style-name="T7">- Choose Descendant</text:span></text:p>
            <text:p><text:span text:style-name="T7">- Click Save to complete</text:span></text:p>
            <text:p><text:span text:style-name="T7">- Choose View from Edit mode</text:span></text:p>
          </table:table-cell>
          <table:table-cell table:style-name="ce90" office:value-type="string">
            <text:p>Documents in CLV are sorted by Date created as <text:span text:style-name="T7">Descendant</text:span></text:p>
          </table:table-cell>
          <table:table-cell table:style-name="ce101" office:value-type="string">
            <text:p>High</text:p>
          </table:table-cell>
          <table:table-cell table:style-name="ce105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6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9: Sort by date created in Ascendant</text:p>
          </table:table-cell>
          <table:table-cell table:style-name="ce91" office:value-type="string">
            <text:p><text:span text:style-name="T7">- Choose Edit from Edit mode at the top </text:span><text:span text:style-name="T7">right of CLV in the page</text:span></text:p>
            <text:p><text:span text:style-name="T7">- Choose Date Creation for “Order by”</text:span></text:p>
            <text:p><text:span text:style-name="T7">- Choose Ascendant</text:span></text:p>
            <text:p><text:span text:style-name="T7">- Click Save to complete</text:span></text:p>
            <text:p><text:span text:style-name="T7">- Choose View from Edit mode</text:span></text:p>
          </table:table-cell>
          <table:table-cell table:style-name="ce90" office:value-type="string">
            <text:p>Documents in CLV are sorted by Date created as A<text:span text:style-name="T7">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6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0: Sort by date modified in Descendant</text:p>
          </table:table-cell>
          <table:table-cell table:style-name="ce91" office:value-type="string">
            <text:p><text:span text:style-name="T7">- Choose Edit from Edit mode at the top </text:span><text:span text:style-name="T7">right of CLV in the page</text:span></text:p>
            <text:p><text:span text:style-name="T7">- Choose Modification Date for “Order by”</text:span></text:p>
            <text:p><text:span text:style-name="T7">- Choose Descendant</text:span></text:p>
            <text:p><text:span text:style-name="T7">- Click Save to complete</text:span></text:p>
            <text:p><text:span text:style-name="T7">- Choose View from Edit mode</text:span></text:p>
          </table:table-cell>
          <table:table-cell table:style-name="ce90" office:value-type="string">
            <text:p>Documents in CLV are sorted by Modification Date as <text:span text:style-name="T7">De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6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ECMS_USR_06</text:p>
          </table:table-cell>
          <table:table-cell table:style-name="ce81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90" office:value-type="string">
            <text:p>Step 11: Sort by date modified in Ascendant</text:p>
          </table:table-cell>
          <table:table-cell table:style-name="ce91" office:value-type="string">
            <text:p><text:span text:style-name="T7">- Choose Edit from Edit mode at the top </text:span><text:span text:style-name="T7">right of CLV in the page</text:span></text:p>
            <text:p><text:span text:style-name="T7">- Choose Modification Date for “Order by”</text:span></text:p>
            <text:p><text:span text:style-name="T7">- Choose Ascendant</text:span></text:p>
            <text:p><text:span text:style-name="T7">- Click Save to complete</text:span></text:p>
            <text:p><text:span text:style-name="T7">- Choose View from Edit mode</text:span></text:p>
          </table:table-cell>
          <table:table-cell table:style-name="ce90" office:value-type="string">
            <text:p>Documents in CLV are sorted by Modification Date as A<text:span text:style-name="T7">scendant</text:span></text:p>
          </table:table-cell>
          <table:table-cell table:style-name="ce101" office:value-type="string">
            <text:p>High</text:p>
          </table:table-cell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46" table:number-columns-repeated="2"/>
          <table:table-cell table:style-name="ce90" table:number-columns-repeated="4"/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3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7"/>
          <table:table-cell table:style-name="ce90"/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 table:number-rows-repeated="2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/>
          <table:table-cell table:style-name="ce106"/>
          <table:table-cell table:style-name="Default"/>
          <table:table-cell table:style-name="ce106" table:number-columns-repeated="234"/>
          <table:table-cell table:number-columns-repeated="777"/>
        </table:table-row>
        <table:table-row table:style-name="ro1" table:number-rows-repeated="3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106"/>
          <table:table-cell table:style-name="ce109" table:number-columns-repeated="2"/>
          <table:table-cell table:style-name="ce106" table:number-columns-repeated="235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0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0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2"/>
          <table:table-cell table:style-name="ce98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0" table:number-columns-repeated="2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 table:number-rows-repeated="2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style-name="ce69" table:number-columns-repeated="238"/>
          <table:table-cell table:number-columns-repeated="777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1015"/>
        </table:table-row>
        <table:table-row table:style-name="ro1" table:number-rows-repeated="2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 table:number-columns-repeated="3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1015"/>
        </table:table-row>
        <table:table-row table:style-name="ro1" table:number-rows-repeated="2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/>
          <table:table-cell table:style-name="ce98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3"/>
          <table:table-cell table:style-name="ce92" table:number-columns-repeated="2"/>
          <table:table-cell table:style-name="ce97"/>
          <table:table-cell table:number-columns-repeated="1015"/>
        </table:table-row>
        <table:table-row table:style-name="ro1">
          <table:table-cell table:style-name="ce72"/>
          <table:table-cell table:style-name="ce44"/>
          <table:table-cell table:style-name="ce82"/>
          <table:table-cell table:style-name="ce88" table:number-columns-repeated="2"/>
          <table:table-cell table:style-name="ce92"/>
          <table:table-cell table:style-name="ce90" table:number-columns-repeated="2"/>
          <table:table-cell table:style-name="ce97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4">
          <table:table-cell table:style-name="ce118" office:value-type="string" table:number-columns-spanned="4" table:number-rows-spanned="2">
            <text:p>User Storie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4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25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26">
          <table:table-cell table:style-name="ce44" office:value-type="string">
            <text:p>US01</text:p>
          </table:table-cell>
          <table:table-cell table:style-name="ce123" office:value-type="string">
            <text:p>WCM</text:p>
          </table:table-cell>
          <table:table-cell table:style-name="ce86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7" table:formula="of:=SUMPRODUCT(([WCM_User_Stories.B$5:WCM_User_Stories.B$1018]=[.$A4])*([WCM_User_Stories.A$5:WCM_User_Stories.A$1018]&lt;&gt;&quot;&quot;))" office:value-type="float" office:value="0">
            <text:p>0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7">
          <table:table-cell table:style-name="ce44" office:value-type="string">
            <text:p>US02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7" table:formula="of:=SUMPRODUCT(([WCM_User_Stories.B$5:WCM_User_Stories.B$1018]=[.$A5])*([WCM_User_Stories.A$5:WCM_User_Stories.A$1018]&lt;&gt;&quot;&quot;))" office:value-type="float" office:value="0">
            <text:p>0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7">
          <table:table-cell table:style-name="ce44" office:value-type="string">
            <text:p>US03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7" table:formula="of:=SUMPRODUCT(([WCM_User_Stories.B$5:WCM_User_Stories.B$1018]=[.$A6])*([WCM_User_Stories.A$5:WCM_User_Stories.A$1018]&lt;&gt;&quot;&quot;))" office:value-type="float" office:value="0">
            <text:p>0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7">
          <table:table-cell table:style-name="ce44" office:value-type="string">
            <text:p>US04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7" table:formula="of:=SUMPRODUCT(([WCM_User_Stories.B$5:WCM_User_Stories.B$1018]=[.$A7])*([WCM_User_Stories.A$5:WCM_User_Stories.A$1018]&lt;&gt;&quot;&quot;))" office:value-type="float" office:value="0">
            <text:p>0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7">
          <table:table-cell table:style-name="ce44" office:value-type="string">
            <text:p>US05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7" table:formula="of:=SUMPRODUCT(([WCM_User_Stories.B$5:WCM_User_Stories.B$1018]=[.$A8])*([WCM_User_Stories.A$5:WCM_User_Stories.A$1018]&lt;&gt;&quot;&quot;))" office:value-type="float" office:value="0">
            <text:p>0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7">
          <table:table-cell table:style-name="ce44" office:value-type="string">
            <text:p>US06</text:p>
          </table:table-cell>
          <table:table-cell table:style-name="ce123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7" table:formula="of:=SUMPRODUCT(([WCM_User_Stories.B$5:WCM_User_Stories.B$1018]=[.$A9])*([WCM_User_Stories.A$5:WCM_User_Stories.A$1018]&lt;&gt;&quot;&quot;))" office:value-type="float" office:value="0">
            <text:p>0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28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9])" office:value-type="float" office:value="0">
            <text:p>0</text:p>
          </table:table-cell>
          <table:table-cell table:number-columns-repeated="244"/>
        </table:table-row>
        <table:table-row table:style-name="ro29" table:number-rows-repeated="65525">
          <table:table-cell table:number-columns-repeated="249"/>
        </table:table-row>
        <table:table-row table:style-name="ro29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7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7T17:33:24</dc:date>
    <meta:print-date>2008-06-17T00:45:47</meta:print-date>
    <dc:language>en-US</dc:language>
    <meta:editing-cycles>760</meta:editing-cycles>
    <meta:editing-duration>PT322H52M14S</meta:editing-duration>
    <dc:creator>minh nguyen</dc:creator>
    <meta:document-statistic meta:table-count="4" meta:cell-count="704" meta:object-count="1"/>
    <meta:user-defined meta:name="Info 1"/>
    <meta:user-defined meta:name="Info 2"/>
    <meta:user-defined meta:name="Info 3"/>
    <meta:user-defined meta:name="Info 4"/>
  </office:meta>
</office:document-meta>
</file>